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39E8F85129104580F2D.png" manifest:media-type="image/png"/>
  <manifest:file-entry manifest:full-path="Pictures/100002010000031B0000039E02139F6C2DBFE0B2.png" manifest:media-type="image/png"/>
  <manifest:file-entry manifest:full-path="Pictures/100002010000031A0000039A4235EF9B14320C7E.png" manifest:media-type="image/png"/>
  <manifest:file-entry manifest:full-path="Pictures/100002010000031B0000039CEFC68F66E4441F4F.png" manifest:media-type="image/png"/>
  <manifest:file-entry manifest:full-path="Pictures/10000201000003190000039BC55D5911D54FFD40.png" manifest:media-type="image/png"/>
  <manifest:file-entry manifest:full-path="Pictures/10000201000003190000039CF59CD0942E2991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51cm" svg:y="0.499cm" svg:width="11.617cm" svg:height="13.503cm" draw:z-index="0"><draw:image xlink:href="Pictures/100002010000031B0000039CEFC68F66E4441F4F.png" xlink:type="simple" xlink:show="embed" xlink:actuate="onLoad" loext:mime-type="image/png"/></draw:frame><draw:frame draw:style-name="fr1" draw:name="Image2" text:anchor-type="paragraph" svg:x="12.256cm" svg:y="0.448cm" svg:width="11.631cm" svg:height="13.554cm" draw:z-index="5"><draw:image xlink:href="Pictures/10000201000003190000039CF59CD0942E299120.png" xlink:type="simple" xlink:show="embed" xlink:actuate="onLoad" loext:mime-type="image/png"/></draw:frame></text:p>
      <text:p text:style-name="P1"><draw:frame draw:style-name="fr1" draw:name="Image4" text:anchor-type="paragraph" svg:x="12.271cm" svg:y="0.411cm" svg:width="11.199cm" svg:height="13.003cm" draw:z-index="1"><draw:image xlink:href="Pictures/100002010000031A0000039A4235EF9B14320C7E.png" xlink:type="simple" xlink:show="embed" xlink:actuate="onLoad" loext:mime-type="image/png"/></draw:frame><draw:frame draw:style-name="fr1" draw:name="Image3" text:anchor-type="paragraph" svg:x="0.967cm" svg:y="0.411cm" svg:width="11.162cm" svg:height="13.003cm" draw:z-index="3"><draw:image xlink:href="Pictures/100002010000031B0000039E02139F6C2DBFE0B2.png" xlink:type="simple" xlink:show="embed" xlink:actuate="onLoad" loext:mime-type="image/png"/></draw:frame></text:p>
      <text:p text:style-name="P1"><draw:frame draw:style-name="fr1" draw:name="Image5" text:anchor-type="paragraph" svg:x="0.466cm" svg:y="0.323cm" svg:width="11.601cm" svg:height="13.503cm" draw:z-index="2"><draw:image xlink:href="Pictures/10000201000003190000039BC55D5911D54FFD40.png" xlink:type="simple" xlink:show="embed" xlink:actuate="onLoad" loext:mime-type="image/png"/></draw:frame><draw:frame draw:style-name="fr1" draw:name="Image6" text:anchor-type="paragraph" svg:x="12.377cm" svg:y="0.323cm" svg:width="11.592cm" svg:height="13.503cm" draw:z-index="4"><draw:image xlink:href="Pictures/100002010000031B0000039E8F85129104580F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21:51:04.655927557</meta:creation-date>
    <meta:print-date>2020-08-04T13:11:44.089318532</meta:print-date>
    <dc:date>2020-08-04T13:21:43.130320152</dc:date>
    <meta:editing-duration>PT38M47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3" meta:paragraph-count="0" meta:word-count="0" meta:character-count="0" meta:non-whitespace-character-count="0"/>
  </office:meta>
</office:document-meta>
</file>